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e1459" officeooo:paragraph-rsid="000e1459"/>
    </style:style>
    <style:style style:name="P2" style:family="paragraph" style:parent-style-name="Standard">
      <style:text-properties officeooo:rsid="000e1459" officeooo:paragraph-rsid="001373a3"/>
    </style:style>
    <style:style style:name="P3" style:family="paragraph" style:parent-style-name="Standard">
      <style:text-properties fo:font-weight="bold" officeooo:rsid="000e1459" officeooo:paragraph-rsid="000e1459" style:font-weight-asian="bold" style:font-weight-complex="bold"/>
    </style:style>
    <style:style style:name="P4" style:family="paragraph" style:parent-style-name="Standard">
      <style:text-properties fo:color="#069a2e" loext:opacity="100%" officeooo:rsid="000e1459" officeooo:paragraph-rsid="000e1459"/>
    </style:style>
    <style:style style:name="P5" style:family="paragraph" style:parent-style-name="Standard">
      <style:text-properties fo:color="#069a2e" loext:opacity="100%" fo:font-weight="bold" officeooo:rsid="000e1459" officeooo:paragraph-rsid="000e1459" style:font-weight-asian="bold" style:font-weight-complex="bold"/>
    </style:style>
    <style:style style:name="P6" style:family="paragraph" style:parent-style-name="Standard">
      <style:text-properties style:font-name="Times New Roman" fo:font-size="11pt" fo:font-style="italic" fo:font-weight="normal" officeooo:rsid="000e1459" officeooo:paragraph-rsid="000e1459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fo:color="#069a2e" loext:opacity="100%" officeooo:rsid="000e1459" officeooo:paragraph-rsid="001373a3"/>
    </style:style>
    <style:style style:name="P8" style:family="paragraph" style:parent-style-name="Standard">
      <style:text-properties fo:font-weight="bold" officeooo:rsid="000e1459" officeooo:paragraph-rsid="000e145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string res(s.size(), ' '); <text:s/></text:p>
      <text:p text:style-name="P5"/>
      <text:p text:style-name="P6">// Creates a string of length s.size() with all characters as space.</text:p>
      <text:p text:style-name="P6">// Ensures res[i] is valid for assignmen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######## <text:s text:c="2"/>Long Number + Math <text:s text:c="2"/>#######</text:p>
      <text:p text:style-name="P1"/>
      <text:p text:style-name="P1">#include &lt;bits/stdc++.h&gt;</text:p>
      <text:p text:style-name="P1">using namespace std;</text:p>
      <text:p text:style-name="P1">int main() {</text:p>
      <text:p text:style-name="P1"><text:s text:c="4"/>ios::sync_with_stdio(false);</text:p>
      <text:p text:style-name="P1"><text:s text:c="4"/>cin.tie(nullptr);</text:p>
      <text:p text:style-name="P1"/>
      <text:p text:style-name="P1"><text:s text:c="4"/>int t;</text:p>
      <text:p text:style-name="P2"><text:s text:c="4"/>if(!(cin &gt;&gt; t)) return 0;</text:p>
      <text:p text:style-name="P2"><text:line-break/></text:p>
      <text:p text:style-name="P4"><text:s text:c="4"/>while (t--) {</text:p>
      <text:p text:style-name="P4"><text:s text:c="8"/>long long n;</text:p>
      <text:p text:style-name="P4"><text:s text:c="8"/>cin &gt;&gt; n;</text:p>
      <text:p text:style-name="P4"><text:s text:c="8"/>vector&lt;long long&gt; ans;</text:p>
      <text:p text:style-name="P4"><text:s text:c="8"/>__int128 pow10 = 10; // 10^1</text:p>
      <text:p text:style-name="P4"><text:s text:c="8"/>while (true) {</text:p>
      <text:p text:style-name="P4"><text:s text:c="12"/>__int128 denom = pow10 + 1; // 10^k + 1</text:p>
      <text:p text:style-name="P4"><text:s text:c="12"/>if (denom &gt; (__int128)n) break;</text:p>
      <text:p text:style-name="P4"><text:s text:c="12"/>long long d = (long long)denom;</text:p>
      <text:p text:style-name="P4"><text:s text:c="12"/>if (n % d == 0) {</text:p>
      <text:p text:style-name="P4"><text:s text:c="16"/>long long x = n / d;</text:p>
      <text:p text:style-name="P4"><text:s text:c="16"/>if (x &gt; 0) ans.push_back(x);</text:p>
      <text:p text:style-name="P4"><text:s text:c="12"/>}</text:p>
      <text:p text:style-name="P4"><text:s text:c="12"/>pow10 *= 10;</text:p>
      <text:p text:style-name="P7"><text:s text:c="8"/>}</text:p>
      <text:p text:style-name="P2"><text:line-break/></text:p>
      <text:p text:style-name="P1"><text:s text:c="8"/>if (ans.empty()) {</text:p>
      <text:p text:style-name="P1"><text:s text:c="12"/>cout &lt;&lt; 0 &lt;&lt; '\n';</text:p>
      <text:p text:style-name="P1"><text:s text:c="8"/>} else {</text:p>
      <text:p text:style-name="P1"><text:s text:c="12"/>sort(ans.begin(), ans.end());</text:p>
      <text:p text:style-name="P1"><text:s text:c="12"/>cout &lt;&lt; ans.size() &lt;&lt; '\n';</text:p>
      <text:p text:style-name="P1"><text:s text:c="12"/>for (size_t i = 0; i &lt; ans.size(); ++i) {</text:p>
      <text:p text:style-name="P1"><text:s text:c="16"/>if (i) cout &lt;&lt; ' ';</text:p>
      <text:p text:style-name="P1"><text:s text:c="16"/>cout &lt;&lt; ans[i];</text:p>
      <text:p text:style-name="P1"><text:s text:c="12"/>}</text:p>
      <text:p text:style-name="P1"><text:s text:c="12"/>cout &lt;&lt; '\n';</text:p>
      <text:p text:style-name="P1"><text:s text:c="8"/>}</text:p>
      <text:p text:style-name="P1"><text:s text:c="4"/>}</text:p>
      <text:p text:style-name="P1"><text:s text:c="4"/>return 0;</text:p>
      <text:p text:style-name="P1">}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2T06:39:40.963926639</meta:creation-date>
    <meta:generator>LibreOffice/24.2.7.2$Linux_X86_64 LibreOffice_project/420$Build-2</meta:generator>
    <dc:date>2025-09-02T07:29:54.574591357</dc:date>
    <meta:editing-duration>PT38M46S</meta:editing-duration>
    <meta:editing-cycles>7</meta:editing-cycles>
    <meta:document-statistic meta:table-count="0" meta:image-count="0" meta:object-count="0" meta:page-count="2" meta:paragraph-count="42" meta:word-count="159" meta:character-count="1101" meta:non-whitespace-character-count="664"/>
  </office:meta>
</office:document-meta>
</file>